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1d531a" officeooo:paragraph-rsid="001d531a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d3ec7" officeooo:paragraph-rsid="002d3ec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f21f" officeooo:paragraph-rsid="001d531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3ede1b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de1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de1b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0f702" officeooo:paragraph-rsid="002488f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0f702" officeooo:paragraph-rsid="0020f702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2ab4c" officeooo:paragraph-rsid="003d92f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95f7" officeooo:paragraph-rsid="003c95f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56094" officeooo:paragraph-rsid="0025609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72941" officeooo:paragraph-rsid="0027294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d27f" officeooo:paragraph-rsid="0033d27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92fc" officeooo:paragraph-rsid="003d92fc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1e255" officeooo:paragraph-rsid="0031e25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488f8" officeooo:paragraph-rsid="002488f8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22baee" officeooo:paragraph-rsid="002488f8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248a17" officeooo:paragraph-rsid="00248a17" style:font-size-asian="12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52f5d" officeooo:paragraph-rsid="00252f5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text-properties style:font-name="DejaVu Sans Condensed" fo:font-size="12pt" officeooo:rsid="001f502d" officeooo:paragraph-rsid="00252f5d" style:font-size-asian="12pt" style:font-size-complex="12pt"/>
    </style:style>
    <style:style style:name="P28" style:family="paragraph" style:parent-style-name="Standard" style:list-style-name="L4">
      <style:text-properties style:font-name="DejaVu Sans Condensed" fo:font-size="12pt" officeooo:rsid="00148c7a" officeooo:paragraph-rsid="00252f5d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488f8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248a17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272941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248a17" officeooo:paragraph-rsid="00248a17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2488f8" officeooo:paragraph-rsid="002488f8"/>
    </style:style>
    <style:style style:name="P34" style:family="paragraph" style:parent-style-name="Standard" style:list-style-name="L4">
      <style:text-properties officeooo:paragraph-rsid="00252f5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488f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48a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c9b1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0f70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3d27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935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8de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0f702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488f8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48a1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72941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c9b12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260be" style:font-size-asian="12pt" style:font-size-complex="12pt"/>
    </style:style>
    <style:style style:name="T21" style:family="text">
      <style:text-properties officeooo:rsid="0020f70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04b15"/>
    </style:style>
    <style:style style:name="T24" style:family="text">
      <style:text-properties officeooo:rsid="002488f8"/>
    </style:style>
    <style:style style:name="T25" style:family="text">
      <style:text-properties officeooo:rsid="00248a17"/>
    </style:style>
    <style:style style:name="T26" style:family="text">
      <style:text-properties officeooo:rsid="00148c7a"/>
    </style:style>
    <style:style style:name="T27" style:family="text">
      <style:text-properties officeooo:rsid="002260be"/>
    </style:style>
    <style:style style:name="T28" style:family="text">
      <style:text-properties officeooo:rsid="002332c6"/>
    </style:style>
    <style:style style:name="T29" style:family="text">
      <style:text-properties officeooo:rsid="00223d3f"/>
    </style:style>
    <style:style style:name="T30" style:family="text">
      <style:text-properties officeooo:rsid="002c9b12"/>
    </style:style>
    <style:style style:name="T31" style:family="text">
      <style:text-properties officeooo:rsid="002d3ec7"/>
    </style:style>
    <style:style style:name="T32" style:family="text">
      <style:text-properties officeooo:rsid="0033d27f"/>
    </style:style>
    <style:style style:name="T33" style:family="text">
      <style:text-properties style:font-name="DejaVu Sans Condensed1"/>
    </style:style>
    <style:style style:name="T34" style:family="text">
      <style:text-properties officeooo:rsid="0035db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 table:style-name="TableLine2031181958768">
          <table:table-cell table:style-name="Table1.A1" office:value-type="string">
            <text:p text:style-name="P10">1<text:span text:style-name="T34">xx</text:span> - Controls</text:p>
          </table:table-cell>
          <table:table-cell table:style-name="Table1.E1" office:value-type="string">
            <text:p text:style-name="P11">2xx - Ground</text:p>
          </table:table-cell>
          <table:table-cell table:style-name="Table1.E1" office:value-type="string">
            <text:p text:style-name="P11">3xx - Flight</text:p>
          </table:table-cell>
          <table:table-cell table:style-name="Table1.D1" office:value-type="string">
            <text:p text:style-name="P11">4xx - A2A</text:p>
          </table:table-cell>
          <table:table-cell table:style-name="Table1.E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9"><text:span text:style-name="T11">4</text:span><text:span text:style-name="T12">0</text:span><text:span text:style-name="T11">1</text:span><text:span text:style-name="T4"> - </text:span><text:span text:style-name="T2">A/</text:span><text:span text:style-name="T3">A</text:span><text:span text:style-name="T8"> - A/A Radar Modes</text:span></text:p>
      <text:p text:style-name="P2"/>
      <text:p text:style-name="P1">Radar Modes -- <text:span text:style-name="T21">WIP</text:span></text:p>
      <text:p text:style-name="P6">General info</text:p>
      <text:list xml:id="list4180228309" text:style-name="L1">
        <text:list-item>
          <text:p text:style-name="P12">There are 3 main A/A radar modes: <text:span text:style-name="T22">RWS</text:span>, <text:span text:style-name="T22">TWS</text:span>, and <text:span text:style-name="T22">ACM</text:span>. <text:s/><text:span text:style-name="T24">(</text:span>VS <text:span text:style-name="T24">is </text:span>not yet implemented.<text:span text:style-name="T24">)</text:span> <text:s/>Current mode is <text:span text:style-name="T23">shown </text:span>top of left column<text:span text:style-name="T23"> of radar MFD.</text:span></text:p>
        </text:list-item>
        <text:list-item>
          <text:p text:style-name="P14"><text:span text:style-name="T22">PRF</text:span> can be set on the radar MFD <text:span text:style-name="T24">(lower left)</text:span> and may be preselected by certain modes.</text:p>
          <text:list>
            <text:list-item>
              <text:p text:style-name="P14"><text:span text:style-name="T22">MED</text:span> PRF gives better detection reliability, especially against targets with slower closure, but has shorter range.</text:p>
            </text:list-item>
            <text:list-item>
              <text:p text:style-name="P14"><text:span text:style-name="T22">HI</text:span> PRF has longer range, but may not detect low-closure/<text:span text:style-name="T30">notching</text:span> targets as well.</text:p>
            </text:list-item>
            <text:list-item>
              <text:p text:style-name="P15">HI may be better for targets &gt; 25 nmi, MED for targets &lt; 20-25 nmi.</text:p>
            </text:list-item>
          </text:list>
        </text:list-item>
        <text:list-item>
          <text:p text:style-name="P16">Radar range, azimuth, and bars are saved per weapon type. <text:s/>To save current radar settings for current weapon, press the <text:span text:style-name="T22">SET</text:span> button. <text:s/>To restore saved (or default) settings, press <text:span text:style-name="T22">RSET</text:span>.</text:p>
        </text:list-item>
        <text:list-item>
          <text:p text:style-name="P16">Use <text:span text:style-name="T22">Dish Hat press</text:span> to <text:span text:style-name="T22">IFF</text:span> interrogate the target under the cursor.</text:p>
        </text:list-item>
        <text:list-item>
          <text:p text:style-name="P17">For AIM-120s, the estimated Pk on a scale of 0-18 (18 is highest probability) is shown under the radar display window, just above the azimuth setting.</text:p>
        </text:list-item>
        <text:list-item>
          <text:p text:style-name="P18">To show the artificial horizon and velocity vector on the radar screen, press <text:span text:style-name="T22">DATA</text:span> OSB, then press <text:span text:style-name="T22">DCLTR</text:span> OSB until it's unboxed.</text:p>
        </text:list-item>
        <text:list-item>
          <text:p text:style-name="P19">Radar will use NCTR to identify targets that are within 25 nmi and target aspect is <text:span text:style-name="T33">±</text:span>30 deg nose or tail.</text:p>
        </text:list-item>
        <text:list-item>
          <text:p text:style-name="P19">Target HAFU icons show Hostile, Ambiguous, Friendly, Unknown. <text:s/>Circle is friendly, square is unknown, diamond is enemy. <text:s/>Top half of icon shows ID as detected by your own plane, bottom half shows ID as given via datalink.</text:p>
        </text:list-item>
        <text:list-item>
          <text:p text:style-name="P19">"Correlated" contacts are those with both a top and bottom of the HAFU. <text:s/>"Ambiguous" contacts are correlated contacts where the top and bottom of the HAFU are different.</text:p>
        </text:list-item>
      </text:list>
      <text:p text:style-name="P3">RWS -- <text:span text:style-name="T24">Range While Search/Scan</text:span></text:p>
      <text:list xml:id="list342107788" text:style-name="L2">
        <text:list-item>
          <text:p text:style-name="P13"><text:span text:style-name="T24">To set the amount of time targets are kept on the screen (erase time), </text:span>press <text:span text:style-name="T22">DATA</text:span> <text:span text:style-name="T32">OSB</text:span>, then the button above the number on the right of the top row. <text:s/><text:span text:style-name="T24">8 (seconds) is a good compromise</text:span>.</text:p>
        </text:list-item>
        <text:list-item>
          <text:p text:style-name="P20">"<text:span text:style-name="T22">+</text:span>" symbol shows highest priority target.</text:p>
        </text:list-item>
        <text:list-item>
          <text:p text:style-name="P29"><text:span text:style-name="T14">Put </text:span><text:span text:style-name="T15">cursor </text:span><text:span text:style-name="T14">over target and press </text:span><text:span text:style-name="T5">TDC</text:span><text:span text:style-name="T9"> </text:span><text:span text:style-name="T10">press</text:span><text:span text:style-name="T14"> to "bug" </text:span><text:span text:style-name="T15">a target (shows a star), or p</text:span><text:span text:style-name="T14">ress </text:span><text:span text:style-name="T9">Flip-down Trigger</text:span><text:span text:style-name="T14"> to step the "bug" through </text:span><text:span text:style-name="T15">all </text:span><text:span text:style-name="T14">the targets.</text:span></text:p>
        </text:list-item>
        <text:list-item>
          <text:p text:style-name="P29"><text:span text:style-name="T15">Press </text:span><text:span text:style-name="T10">TDC press</text:span><text:span text:style-name="T15"> again to lock a bugged target into </text:span><text:span text:style-name="T5">STT</text:span><text:span text:style-name="T15">.</text:span></text:p>
        </text:list-item>
        <text:list-item>
          <text:p text:style-name="P24">AIM-120 can be fired on any target that is bugged or locked.</text:p>
        </text:list-item>
        <text:list-item>
          <text:p text:style-name="P30"><text:span text:style-name="T16">Press </text:span><text:span text:style-name="T6">Trigger</text:span><text:span text:style-name="T16"> to fire missile.</text:span></text:p>
        </text:list-item>
      </text:list>
      <text:p text:style-name="P4">TWS -- <text:span text:style-name="T24">Track While Scan</text:span></text:p>
      <text:list xml:id="list1449010681" text:style-name="L3">
        <text:list-item>
          <text:p text:style-name="P21">Narrower search cone than RWS mode. <text:s/>Builds track files on all targets. <text:s/>Allows guiding <text:span text:style-name="T25">two missiles on two separate targets.</text:span></text:p>
        </text:list-item>
        <text:list-item>
          <text:p text:style-name="P31"><text:span text:style-name="T15">You can "bug" up to two targets by putting the cursor over them and pressing </text:span><text:span text:style-name="T5">TDC </text:span><text:span text:style-name="T7">press</text:span><text:span text:style-name="T15">. <text:s/>The first bugged target is marked with a </text:span><text:span text:style-name="T5">star</text:span><text:span text:style-name="T15"> and is the </text:span><text:span text:style-name="T5">primary</text:span><text:span text:style-name="T15"> target (</text:span><text:span text:style-name="T5">"L&amp;S"</text:span><text:span text:style-name="T15"> target), the second is marked with a </text:span><text:span text:style-name="T5">diamond</text:span><text:span text:style-name="T15"> and is the </text:span><text:span text:style-name="T5">secondary</text:span><text:span text:style-name="T15"> target (</text:span><text:span text:style-name="T5">"DT2"</text:span><text:span text:style-name="T15"> target). <text:s/>If you </text:span><text:span text:style-name="T5">TDC </text:span><text:span text:style-name="T7">press</text:span><text:span text:style-name="T15"> </text:span><text:span text:style-name="T17">the primary target (star)</text:span><text:span text:style-name="T15">, it'll lock that target in </text:span><text:span text:style-name="T5">STT</text:span><text:span text:style-name="T15">.</text:span></text:p>
        </text:list-item>
        <text:list-item>
          <text:p text:style-name="P32"><text:span text:style-name="T15">H</text:span><text:span text:style-name="T13">UD shows the primary target as a box </text:span><text:span text:style-name="T18">(friendly or unknown)</text:span><text:span text:style-name="T13"> </text:span><text:span text:style-name="T18">or diamond (enemy)</text:span><text:span text:style-name="T13">, secondary target as an X.</text:span></text:p>
        </text:list-item>
        <text:list-item>
          <text:p text:style-name="P33"><text:span text:style-name="T13">If no targets are bugged, </text:span><text:span text:style-name="T16">or only a primary target</text:span><text:span text:style-name="T13">, pressing </text:span><text:span text:style-name="T1">Undesignate</text:span><text:span text:style-name="T13"> (Flip-down Trigger) will </text:span><text:span text:style-name="T16">bug one as the primary and then cycle that designation through all the targets.</text:span></text:p>
        </text:list-item>
        <text:list-item>
          <text:p text:style-name="P32"><text:span text:style-name="T13">If both a primary and secondary </text:span><text:span text:style-name="T17">target </text:span><text:span text:style-name="T13">are bugged, pressing </text:span><text:span text:style-name="T1">Undesignate</text:span><text:span text:style-name="T13"> will swap them.</text:span></text:p>
        </text:list-item>
        <text:list-item>
          <text:p text:style-name="P32"><text:span text:style-name="T1">TWS scan azimuth cone follows the TDC cursor by default</text:span><text:span text:style-name="T13">, so to keep the scan around your target while maneuvering, you need to keep moving the cursor over the target. <text:s/>To make the scan azimuth follow the primary target automatically, press the </text:span><text:span text:style-name="T1">AUTO/MAN</text:span><text:span text:style-name="T13"> button on the left to box </text:span><text:span text:style-name="T1">AUTO</text:span><text:span text:style-name="T13">.</text:span></text:p>
        </text:list-item>
        <text:list-item>
          <text:p text:style-name="P25">You can fire and guide 2 AIM-120s in TWS mode:</text:p>
          <text:list>
            <text:list-item>
              <text:p text:style-name="P32"><text:span text:style-name="T13">Bug a </text:span><text:span text:style-name="T1">primary</text:span><text:span text:style-name="T13"> and </text:span><text:span text:style-name="T1">secondary</text:span><text:span text:style-name="T13"> target.</text:span></text:p>
            </text:list-item>
            <text:list-item>
              <text:p text:style-name="P32"><text:span text:style-name="T13">When in range, press </text:span><text:span text:style-name="T1">Trigger</text:span><text:span text:style-name="T13"> to fire the first missile.</text:span></text:p>
            </text:list-item>
            <text:list-item>
              <text:p text:style-name="P32"><text:span text:style-name="T13">Press </text:span><text:span text:style-name="T1">Undesignate</text:span><text:span text:style-name="T13"> (Flip-down Trigger) to </text:span><text:span text:style-name="T1">swap</text:span><text:span text:style-name="T13"> primary and secondary targets.</text:span></text:p>
            </text:list-item>
            <text:list-item>
              <text:p text:style-name="P32"><text:span text:style-name="T13">Press </text:span><text:span text:style-name="T1">Trigger</text:span><text:span text:style-name="T13"> to fire the second missile.</text:span></text:p>
            </text:list-item>
          </text:list>
        </text:list-item>
      </text:list>
      <text:p text:style-name="P5">ACM -- <text:span text:style-name="T25">Air Combat Maneuvering </text:span><text:span text:style-name="T31">(</text:span><text:span text:style-name="T25">automatic lock on</text:span><text:span text:style-name="T31">)</text:span></text:p>
      <text:list xml:id="list1652407450" text:style-name="L4">
        <text:list-item>
          <text:p text:style-name="P26">Enter ACM mode by pressing <text:span text:style-name="T22">Dish Hat up</text:span> (switches to Boresight/HACQ). <text:s/>Then set scan mode with Dish Hat:</text:p>
          <text:list>
            <text:list-item>
              <text:p text:style-name="P34"><text:span text:style-name="T19">U: Boresight/</text:span><text:span text:style-name="T20">HACQ scan, 10 nmi range</text:span></text:p>
            </text:list-item>
            <text:list-item>
              <text:p text:style-name="P27">L-U: <text:span text:style-name="T26">Boresight/</text:span><text:span text:style-name="T27">LACQ</text:span><text:span text:style-name="T26"> </text:span>scan, 40 nmi range</text:p>
            </text:list-item>
            <text:list-item>
              <text:p text:style-name="P28">D: VACQ (vertical) <text:span text:style-name="T28">scan, 5 nmi range</text:span></text:p>
            </text:list-item>
            <text:list-item>
              <text:p text:style-name="P28">L: WACQ (wide) <text:span text:style-name="T28">scan,</text:span> <text:span text:style-name="T28">10 nmi range, </text:span><text:span text:style-name="T29">60 deg azimuth, +6/-9 deg elevation, slaved to aircraft in pitch, horizon in roll</text:span></text:p>
            </text:list-item>
          </text:list>
        </text:list-item>
      </text:list>
      <text:p text:style-name="P7"/>
      <text:p text:style-name="P8">HMD configuration (not sure if this belongs in this section)</text:p>
      <text:list xml:id="list1369416167" text:style-name="L5">
        <text:list-item>
          <text:p text:style-name="P22">Set the max range at which the HMD will show targets:</text:p>
        </text:list-item>
      </text:list>
      <text:list xml:id="list787862954" text:style-name="L6">
        <text:list-item>
          <text:list>
            <text:list-item>
              <text:p text:style-name="P23">Press <text:span text:style-name="T22">MENU OSB 2x</text:span> to go to <text:span text:style-name="T22">SUPT</text:span> page.</text:p>
            </text:list-item>
            <text:list-item>
              <text:p text:style-name="P23">Press <text:span text:style-name="T22">HMD OSB (L3)</text:span>, then <text:span text:style-name="T22">MIDS SETUP OSB (B4)</text:span>, then set range with <text:span text:style-name="T22">up and down arrow OSBs (R4 and R5)</text:span>. <text:s/>Can go up to at least 100 nmi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7:41.263000000</dc:date>
    <meta:editing-duration>PT9H12M40S</meta:editing-duration>
    <meta:editing-cycles>45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0" meta:word-count="800" meta:character-count="4262" meta:non-whitespace-character-count="3534"/>
  </office:meta>
</office:document-meta>
</file>